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1.3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Caracteristicas Mecánicas de los COBOT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obot</text:p>
          </table:table-cell>
          <table:table-cell office:value-type="string" calcext:value-type="string">
            <text:p>Footprint [mm]</text:p>
          </table:table-cell>
          <table:table-cell office:value-type="string" calcext:value-type="string">
            <text:p>Peso [kg]</text:p>
          </table:table-cell>
          <table:table-cell office:value-type="string" calcext:value-type="string">
            <text:p>Carga [kg]</text:p>
          </table:table-cell>
          <table:table-cell office:value-type="string" calcext:value-type="string">
            <text:p>Alcance [mm]</text:p>
          </table:table-cell>
          <table:table-cell/>
          <table:table-cell office:value-type="string" calcext:value-type="string">
            <text:p>Torque max. [Nm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3</text:p>
          </table:table-cell>
          <table:table-cell office:value-type="float" office:value="128" calcext:value-type="float">
            <text:p>128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G8]*[.F8]*9.81*0.001" office:value-type="float" office:value="14.715" calcext:value-type="float">
            <text:p>14.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da</text:p>
          </table:table-cell>
          <table:table-cell office:value-type="float" office:value="120" calcext:value-type="float">
            <text:p>120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G9]*[.F9]*9.81*0.001" office:value-type="float" office:value="25.16265" calcext:value-type="float">
            <text:p>25.16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co</text:p>
          </table:table-cell>
          <table:table-cell office:value-type="float" office:value="50" calcext:value-type="float">
            <text:p>50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G10]*[.F10]*9.81*0.001" office:value-type="float" office:value="11.4777" calcext:value-type="float">
            <text:p>11.4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rm5</text:p>
          </table:table-cell>
          <table:table-cell office:value-type="float" office:value="130" calcext:value-type="float">
            <text:p>130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G11]*[.F11]*9.81*0.001" office:value-type="float" office:value="20.601" calcext:value-type="float">
            <text:p>20.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rm6</text:p>
          </table:table-cell>
          <table:table-cell office:value-type="float" office:value="130" calcext:value-type="float">
            <text:p>130</text:p>
          </table:table-cell>
          <table:table-cell office:value-type="float" office:value="12.2" calcext:value-type="float">
            <text:p>12.2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G12]*[.F12]*9.81*0.001" office:value-type="float" office:value="34.335" calcext:value-type="float">
            <text:p>34.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rm7</text:p>
          </table:table-cell>
          <table:table-cell office:value-type="float" office:value="130" calcext:value-type="float">
            <text:p>130</text:p>
          </table:table-cell>
          <table:table-cell office:value-type="float" office:value="13.7" calcext:value-type="float">
            <text:p>13.7</text:p>
          </table:table-cell>
          <table:table-cell office:value-type="float" office:value="3.5" calcext:value-type="float">
            <text:p>3.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G13]*[.F13]*9.81*0.001" office:value-type="float" office:value="24.0345" calcext:value-type="float">
            <text:p>24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G14]*[.F14]*9.81*0.001" office:value-type="float" office:value="18.39375" calcext:value-type="float">
            <text:p>18.3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7:00:48.128106849</meta:creation-date>
    <dc:date>2022-03-14T22:45:47.745734742</dc:date>
    <meta:editing-duration>PT2H31M2S</meta:editing-duration>
    <meta:editing-cycles>3</meta:editing-cycles>
    <meta:generator>LibreOffice/6.4.7.2$Linux_X86_64 LibreOffice_project/40$Build-2</meta:generator>
    <meta:document-statistic meta:table-count="1" meta:cell-count="49" meta:object-count="0"/>
  </office:meta>
</office:document-meta>
</file>